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4_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Louisa B. Hart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S. Morais,/</text:p>
      <text:p text:style-name="P2">545. N. 5<text:span text:style-name="T2">th</text:span><text:span text:style-name="T3"> St/</text:span></text:p>
      <text:p text:style-name="P2"><text:span text:style-name="T3"/></text:p>
      <text:p text:style-name="P2"><text:span text:style-name="T3">[Page 1]</text:span></text:p>
      <text:p text:style-name="P2"><text:span text:style-name="T3">To Rev. S. Morais./</text:span></text:p>
      <text:p text:style-name="P2"><text:span text:style-name="T3">Having just finished the/ mention of your beautifully/ impressive and appropriate/ Prayer, in a letter to Mrs Lyons/ I am reminded dear Sir to/ beg that you will afford the/ pleasure of reading it to our/ revered Superintendant[sic!] who/ was prevented hearing it; Amid/ the unceasing attention that was/ called for this morning I omit-/ted to ask you for it, that I/ might have had the pleasure/ of taking it to her, perhaps you/ may intend to call and enquire[sic!]/</text:span></text:p>
      <text:p text:style-name="P2"><text:span text:style-name="T3"/></text:p>
      <text:p text:style-name="P2"><text:span text:style-name="T3">[Page 2]</text:span></text:p>
      <text:p text:style-name="P2"><text:span text:style-name="T3">after her, and then will/ offer it to her perusal, an/ attention that I really beleive[sic!]/ will gratify her./</text:span></text:p>
      <text:p text:style-name="P2"><text:soft-page-break/><text:span text:style-name="T3">I hope Nina obtained a/ pretty Book, when I asked that/ one should be given to her/ I was told it had already been/ handed to her./</text:span></text:p>
      <text:p text:style-name="P2"><text:span text:style-name="T3">May you dear Sir long be/ with and among us to pray/ for and receive Blessing/ is the very sincere wish of/ yours with regard and/ friendship/ L. B. Har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5:20:01.30</meta:creation-date>
    <meta:document-statistic meta:table-count="0" meta:image-count="0" meta:object-count="0" meta:page-count="3" meta:paragraph-count="70" meta:word-count="330" meta:character-count="2164"/>
    <dc:date>2012-01-12T15:28:59.48</dc:date>
    <dc:creator>Penn Libraries</dc:creator>
    <meta:editing-duration>PT00H08M58S</meta:editing-duration>
    <meta:editing-cycles>1</meta:editing-cycles>
    <meta:generator>OpenOffice.org/3.2$Win32 OpenOffice.org_project/320m12$Build-9483</meta:generator>
  </office:meta>
</office:document-meta>
</file>